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Kąt obrotu kryształu [<text:span text:style-name="T1">°</text:span>]</text:p>
          </table:table-cell>
          <table:table-cell table:style-name="ce1" office:value-type="string">
            <text:p>Napięcie (wiązka nadzwyczajna) [mV]</text:p>
          </table:table-cell>
          <table:table-cell table:style-name="ce1" office:value-type="string">
            <text:p>Napięcie (wiązka zwyczajna) [mV]</text:p>
          </table:table-cell>
          <table:table-cell table:style-name="ce1" office:value-type="string">
            <text:p>Moc (nadzwyczajna) [µW]</text:p>
          </table:table-cell>
          <table:table-cell table:style-name="ce1" office:value-type="string">
            <text:p>Moc (zwyczajna) [µW]</text:p>
          </table:table-cell>
          <table:table-cell table:style-name="ce1" office:value-type="string">
            <text:p>Moc unormowana (nadzwyczajna) [µW]</text:p>
          </table:table-cell>
          <table:table-cell table:style-name="ce1" office:value-type="string">
            <text:p>Moc unormowana (zwyczajna) [µW]</text:p>
          </table:table-cell>
          <table:table-cell office:value-type="string">
            <text:p>COS</text:p>
          </table:table-cell>
          <table:table-cell office:value-type="string">
            <text:p>SIN</text:p>
          </table:table-cell>
          <table:table-cell>
            <draw:frame table:end-cell-address="Sheet1.S30" table:end-x="0.6528in" table:end-y="0.1579in" draw:z-index="0" draw:style-name="gr1" draw:text-style-name="P1" svg:width="8.2535in" svg:height="5.185in" svg:x="0.4008in" svg:y="0.1366in">
              <draw:object draw:notify-on-update-of-ranges="Sheet1.A1:Sheet1.A1 Sheet1.A2:Sheet1.A20 Sheet1.F1:Sheet1.F1 Sheet1.F2:Sheet1.F20 Sheet1.A1:Sheet1.A1 Sheet1.A2:Sheet1.A20 Sheet1.G1:Sheet1.G1 Sheet1.G2:Sheet1.G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table:formula="of:=(-0.03487)+0.09872 * EXP([.B2]/49.47782)" office:value-type="float" office:value="0.0700209028315498">
            <text:p>0.07</text:p>
          </table:table-cell>
          <table:table-cell table:formula="of:=(-0.03487)+0.09872 * EXP([.C2]/49.47782)" office:value-type="float" office:value="1.85281164864794">
            <text:p>1.85</text:p>
          </table:table-cell>
          <table:table-cell table:formula="of:=[.D2]/([.D2]+[.E2])" office:value-type="float" office:value="0.0364154969072442">
            <text:p>0.04</text:p>
          </table:table-cell>
          <table:table-cell table:formula="of:=[.E2]/([.E2]+[.D2])" office:value-type="float" office:value="0.963584503092756">
            <text:p>0.96</text:p>
          </table:table-cell>
          <table:table-cell table:formula="of:=COS(RADIANS([.A2]))^2" office:value-type="float" office:value="1">
            <text:p>1</text:p>
          </table:table-cell>
          <table:table-cell table:formula="of:=SIN(RADIANS([.A2]))^2" office:value-type="float" office:value="1.49975978266186E-032">
            <text:p>0</text:p>
          </table:table-cell>
          <table:table-cell/>
        </table:table-row>
        <table:table-row table:style-name="ro2">
          <table:table-cell table:formula="of:=[.A2]+10" office:value-type="float" office:value="190">
            <text:p>190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table:formula="of:=(-0.03487)+0.09872 * EXP([.B3]/49.47782)" office:value-type="float" office:value="0.24186281016308">
            <text:p>0.24</text:p>
          </table:table-cell>
          <table:table-cell table:formula="of:=(-0.03487)+0.09872 * EXP([.C3]/49.47782)" office:value-type="float" office:value="1.97080901524748">
            <text:p>1.97</text:p>
          </table:table-cell>
          <table:table-cell table:formula="of:=[.D3]/([.D3]+[.E3])" office:value-type="float" office:value="0.109308035374022">
            <text:p>0.11</text:p>
          </table:table-cell>
          <table:table-cell table:formula="of:=[.E3]/([.E3]+[.D3])" office:value-type="float" office:value="0.890691964625978">
            <text:p>0.89</text:p>
          </table:table-cell>
          <table:table-cell table:formula="of:=COS(RADIANS([.A3]))^2" office:value-type="float" office:value="0.969846310392954">
            <text:p>0.97</text:p>
          </table:table-cell>
          <table:table-cell table:formula="of:=SIN(RADIANS([.A3]))^2" office:value-type="float" office:value="0.0301536896070458">
            <text:p>0.03</text:p>
          </table:table-cell>
          <table:table-cell/>
        </table:table-row>
        <table:table-row table:style-name="ro2">
          <table:table-cell table:formula="of:=[.A3]+10"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table:formula="of:=(-0.03487)+0.09872 * EXP([.B4]/49.47782)" office:value-type="float" office:value="0.537995641537281">
            <text:p>0.54</text:p>
          </table:table-cell>
          <table:table-cell table:formula="of:=(-0.03487)+0.09872 * EXP([.C4]/49.47782)" office:value-type="float" office:value="1.77802911051235">
            <text:p>1.78</text:p>
          </table:table-cell>
          <table:table-cell table:formula="of:=[.D4]/([.D4]+[.E4])" office:value-type="float" office:value="0.232292699402788">
            <text:p>0.23</text:p>
          </table:table-cell>
          <table:table-cell table:formula="of:=[.E4]/([.E4]+[.D4])" office:value-type="float" office:value="0.767707300597212">
            <text:p>0.77</text:p>
          </table:table-cell>
          <table:table-cell table:formula="of:=COS(RADIANS([.A4]))^2" office:value-type="float" office:value="0.883022221559489">
            <text:p>0.88</text:p>
          </table:table-cell>
          <table:table-cell table:formula="of:=SIN(RADIANS([.A4]))^2" office:value-type="float" office:value="0.116977778440511">
            <text:p>0.12</text:p>
          </table:table-cell>
          <table:table-cell/>
        </table:table-row>
        <table:table-row table:style-name="ro2">
          <table:table-cell table:formula="of:=[.A4]+10" office:value-type="float" office:value="210">
            <text:p>210</text:p>
          </table:table-cell>
          <table:table-cell office:value-type="float" office:value="105">
            <text:p>105</text:p>
          </table:table-cell>
          <table:table-cell office:value-type="float" office:value="143">
            <text:p>143</text:p>
          </table:table-cell>
          <table:table-cell table:formula="of:=(-0.03487)+0.09872 * EXP([.B5]/49.47782)" office:value-type="float" office:value="0.789360795148472">
            <text:p>0.79</text:p>
          </table:table-cell>
          <table:table-cell table:formula="of:=(-0.03487)+0.09872 * EXP([.C5]/49.47782)" office:value-type="float" office:value="1.74175625951268">
            <text:p>1.74</text:p>
          </table:table-cell>
          <table:table-cell table:formula="of:=[.D5]/([.D5]+[.E5])" office:value-type="float" office:value="0.311862619587202">
            <text:p>0.31</text:p>
          </table:table-cell>
          <table:table-cell table:formula="of:=[.E5]/([.E5]+[.D5])" office:value-type="float" office:value="0.688137380412798">
            <text:p>0.69</text:p>
          </table:table-cell>
          <table:table-cell table:formula="of:=COS(RADIANS([.A5]))^2" office:value-type="float" office:value="0.75">
            <text:p>0.75</text:p>
          </table:table-cell>
          <table:table-cell table:formula="of:=SIN(RADIANS([.A5]))^2" office:value-type="float" office:value="0.25">
            <text:p>0.25</text:p>
          </table:table-cell>
          <table:table-cell/>
        </table:table-row>
        <table:table-row table:style-name="ro2">
          <table:table-cell table:formula="of:=[.A5]+10" office:value-type="float" office:value="220">
            <text:p>220</text:p>
          </table:table-cell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table:formula="of:=(-0.03487)+0.09872 * EXP([.B6]/49.47782)" office:value-type="float" office:value="1.12729378758222">
            <text:p>1.13</text:p>
          </table:table-cell>
          <table:table-cell table:formula="of:=(-0.03487)+0.09872 * EXP([.C6]/49.47782)" office:value-type="float" office:value="1.4765167318225">
            <text:p>1.48</text:p>
          </table:table-cell>
          <table:table-cell table:formula="of:=[.D6]/([.D6]+[.E6])" office:value-type="float" office:value="0.432940023546698">
            <text:p>0.43</text:p>
          </table:table-cell>
          <table:table-cell table:formula="of:=[.E6]/([.E6]+[.D6])" office:value-type="float" office:value="0.567059976453302">
            <text:p>0.57</text:p>
          </table:table-cell>
          <table:table-cell table:formula="of:=COS(RADIANS([.A6]))^2" office:value-type="float" office:value="0.586824088833465">
            <text:p>0.59</text:p>
          </table:table-cell>
          <table:table-cell table:formula="of:=SIN(RADIANS([.A6]))^2" office:value-type="float" office:value="0.413175911166535">
            <text:p>0.41</text:p>
          </table:table-cell>
          <table:table-cell/>
        </table:table-row>
        <table:table-row table:style-name="ro2">
          <table:table-cell table:formula="of:=[.A6]+10" office:value-type="float" office:value="230">
            <text:p>230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table:formula="of:=(-0.03487)+0.09872 * EXP([.B7]/49.47782)" office:value-type="float" office:value="1.3875993861691">
            <text:p>1.39</text:p>
          </table:table-cell>
          <table:table-cell table:formula="of:=(-0.03487)+0.09872 * EXP([.C7]/49.47782)" office:value-type="float" office:value="1.17523333218275">
            <text:p>1.18</text:p>
          </table:table-cell>
          <table:table-cell table:formula="of:=[.D7]/([.D7]+[.E7])" office:value-type="float" office:value="0.541431899254611">
            <text:p>0.54</text:p>
          </table:table-cell>
          <table:table-cell table:formula="of:=[.E7]/([.E7]+[.D7])" office:value-type="float" office:value="0.458568100745389">
            <text:p>0.46</text:p>
          </table:table-cell>
          <table:table-cell table:formula="of:=COS(RADIANS([.A7]))^2" office:value-type="float" office:value="0.413175911166535">
            <text:p>0.41</text:p>
          </table:table-cell>
          <table:table-cell table:formula="of:=SIN(RADIANS([.A7]))^2" office:value-type="float" office:value="0.586824088833465">
            <text:p>0.59</text:p>
          </table:table-cell>
          <table:table-cell/>
        </table:table-row>
        <table:table-row table:style-name="ro2">
          <table:table-cell table:formula="of:=[.A7]+10" office:value-type="float" office:value="240">
            <text:p>240</text:p>
          </table:table-cell>
          <table:table-cell office:value-type="float" office:value="141">
            <text:p>141</text:p>
          </table:table-cell>
          <table:table-cell office:value-type="float" office:value="106">
            <text:p>106</text:p>
          </table:table-cell>
          <table:table-cell table:formula="of:=(-0.03487)+0.09872 * EXP([.B8]/49.47782)" office:value-type="float" office:value="1.6713733000238">
            <text:p>1.67</text:p>
          </table:table-cell>
          <table:table-cell table:formula="of:=(-0.03487)+0.09872 * EXP([.C8]/49.47782)" office:value-type="float" office:value="0.806188870643627">
            <text:p>0.81</text:p>
          </table:table-cell>
          <table:table-cell table:formula="of:=[.D8]/([.D8]+[.E8])" office:value-type="float" office:value="0.674603979594001">
            <text:p>0.67</text:p>
          </table:table-cell>
          <table:table-cell table:formula="of:=[.E8]/([.E8]+[.D8])" office:value-type="float" office:value="0.325396020405999">
            <text:p>0.33</text:p>
          </table:table-cell>
          <table:table-cell table:formula="of:=COS(RADIANS([.A8]))^2" office:value-type="float" office:value="0.25">
            <text:p>0.25</text:p>
          </table:table-cell>
          <table:table-cell table:formula="of:=SIN(RADIANS([.A8]))^2" office:value-type="float" office:value="0.75">
            <text:p>0.75</text:p>
          </table:table-cell>
          <table:table-cell/>
        </table:table-row>
        <table:table-row table:style-name="ro2">
          <table:table-cell table:formula="of:=[.A8]+10" office:value-type="float" office:value="250">
            <text:p>250</text:p>
          </table:table-cell>
          <table:table-cell office:value-type="float" office:value="144">
            <text:p>144</text:p>
          </table:table-cell>
          <table:table-cell office:value-type="float" office:value="78">
            <text:p>78</text:p>
          </table:table-cell>
          <table:table-cell table:formula="of:=(-0.03487)+0.09872 * EXP([.B9]/49.47782)" office:value-type="float" office:value="1.77802911051235">
            <text:p>1.78</text:p>
          </table:table-cell>
          <table:table-cell table:formula="of:=(-0.03487)+0.09872 * EXP([.C9]/49.47782)" office:value-type="float" office:value="0.442719472417878">
            <text:p>0.44</text:p>
          </table:table-cell>
          <table:table-cell table:formula="of:=[.D9]/([.D9]+[.E9])" office:value-type="float" office:value="0.800644036960852">
            <text:p>0.8</text:p>
          </table:table-cell>
          <table:table-cell table:formula="of:=[.E9]/([.E9]+[.D9])" office:value-type="float" office:value="0.199355963039148">
            <text:p>0.2</text:p>
          </table:table-cell>
          <table:table-cell table:formula="of:=COS(RADIANS([.A9]))^2" office:value-type="float" office:value="0.116977778440511">
            <text:p>0.12</text:p>
          </table:table-cell>
          <table:table-cell table:formula="of:=SIN(RADIANS([.A9]))^2" office:value-type="float" office:value="0.883022221559489">
            <text:p>0.88</text:p>
          </table:table-cell>
          <table:table-cell/>
        </table:table-row>
        <table:table-row table:style-name="ro2">
          <table:table-cell table:formula="of:=[.A9]+10" office:value-type="float" office:value="260">
            <text:p>260</text:p>
          </table:table-cell>
          <table:table-cell office:value-type="float" office:value="146">
            <text:p>146</text:p>
          </table:table-cell>
          <table:table-cell office:value-type="float" office:value="35">
            <text:p>35</text:p>
          </table:table-cell>
          <table:table-cell table:formula="of:=(-0.03487)+0.09872 * EXP([.B10]/49.47782)" office:value-type="float" office:value="1.85281164864794">
            <text:p>1.85</text:p>
          </table:table-cell>
          <table:table-cell table:formula="of:=(-0.03487)+0.09872 * EXP([.C10]/49.47782)" office:value-type="float" office:value="0.165401757967963">
            <text:p>0.17</text:p>
          </table:table-cell>
          <table:table-cell table:formula="of:=[.D10]/([.D10]+[.E10])" office:value-type="float" office:value="0.91804545672635">
            <text:p>0.92</text:p>
          </table:table-cell>
          <table:table-cell table:formula="of:=[.E10]/([.E10]+[.D10])" office:value-type="float" office:value="0.0819545432736498">
            <text:p>0.08</text:p>
          </table:table-cell>
          <table:table-cell table:formula="of:=COS(RADIANS([.A10]))^2" office:value-type="float" office:value="0.0301536896070458">
            <text:p>0.03</text:p>
          </table:table-cell>
          <table:table-cell table:formula="of:=SIN(RADIANS([.A10]))^2" office:value-type="float" office:value="0.969846310392954">
            <text:p>0.97</text:p>
          </table:table-cell>
          <table:table-cell/>
        </table:table-row>
        <table:table-row table:style-name="ro2">
          <table:table-cell table:formula="of:=[.A10]+10" office:value-type="float" office:value="270">
            <text:p>270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table:formula="of:=(-0.03487)+0.09872 * EXP([.B11]/49.47782)" office:value-type="float" office:value="1.6713733000238">
            <text:p>1.67</text:p>
          </table:table-cell>
          <table:table-cell table:formula="of:=(-0.03487)+0.09872 * EXP([.C11]/49.47782)" office:value-type="float" office:value="0.0700209028315498">
            <text:p>0.07</text:p>
          </table:table-cell>
          <table:table-cell table:formula="of:=[.D11]/([.D11]+[.E11])" office:value-type="float" office:value="0.959790320470381">
            <text:p>0.96</text:p>
          </table:table-cell>
          <table:table-cell table:formula="of:=[.E11]/([.E11]+[.D11])" office:value-type="float" office:value="0.040209679529619">
            <text:p>0.04</text:p>
          </table:table-cell>
          <table:table-cell table:formula="of:=COS(RADIANS([.A11]))^2" office:value-type="float" office:value="3.37445951098918E-032">
            <text:p>0</text:p>
          </table:table-cell>
          <table:table-cell table:formula="of:=SIN(RADIANS([.A11]))^2" office:value-type="float" office:value="1">
            <text:p>1</text:p>
          </table:table-cell>
          <table:table-cell/>
        </table:table-row>
        <table:table-row table:style-name="ro2">
          <table:table-cell table:formula="of:=[.A11]+10" office:value-type="float" office:value="280">
            <text:p>280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(-0.03487)+0.09872 * EXP([.B12]/49.47782)" office:value-type="float" office:value="1.63723443998903">
            <text:p>1.64</text:p>
          </table:table-cell>
          <table:table-cell table:formula="of:=(-0.03487)+0.09872 * EXP([.C12]/49.47782)" office:value-type="float" office:value="0.205354744756794">
            <text:p>0.21</text:p>
          </table:table-cell>
          <table:table-cell table:formula="of:=[.D12]/([.D12]+[.E12])" office:value-type="float" office:value="0.888550987677092">
            <text:p>0.89</text:p>
          </table:table-cell>
          <table:table-cell table:formula="of:=[.E12]/([.E12]+[.D12])" office:value-type="float" office:value="0.111449012322908">
            <text:p>0.11</text:p>
          </table:table-cell>
          <table:table-cell table:formula="of:=COS(RADIANS([.A12]))^2" office:value-type="float" office:value="0.0301536896070457">
            <text:p>0.03</text:p>
          </table:table-cell>
          <table:table-cell table:formula="of:=SIN(RADIANS([.A12]))^2" office:value-type="float" office:value="0.969846310392954">
            <text:p>0.97</text:p>
          </table:table-cell>
          <table:table-cell/>
        </table:table-row>
        <table:table-row table:style-name="ro2">
          <table:table-cell table:formula="of:=[.A12]+10" office:value-type="float" office:value="290">
            <text:p>290</text:p>
          </table:table-cell>
          <table:table-cell office:value-type="float" office:value="135">
            <text:p>135</text:p>
          </table:table-cell>
          <table:table-cell office:value-type="float" office:value="84">
            <text:p>84</text:p>
          </table:table-cell>
          <table:table-cell table:formula="of:=(-0.03487)+0.09872 * EXP([.B13]/49.47782)" office:value-type="float" office:value="1.4765167318225">
            <text:p>1.48</text:p>
          </table:table-cell>
          <table:table-cell table:formula="of:=(-0.03487)+0.09872 * EXP([.C13]/49.47782)" office:value-type="float" office:value="0.504293021824519">
            <text:p>0.5</text:p>
          </table:table-cell>
          <table:table-cell table:formula="of:=[.D13]/([.D13]+[.E13])" office:value-type="float" office:value="0.745410673137071">
            <text:p>0.75</text:p>
          </table:table-cell>
          <table:table-cell table:formula="of:=[.E13]/([.E13]+[.D13])" office:value-type="float" office:value="0.254589326862929">
            <text:p>0.25</text:p>
          </table:table-cell>
          <table:table-cell table:formula="of:=COS(RADIANS([.A13]))^2" office:value-type="float" office:value="0.116977778440511">
            <text:p>0.12</text:p>
          </table:table-cell>
          <table:table-cell table:formula="of:=SIN(RADIANS([.A13]))^2" office:value-type="float" office:value="0.883022221559489">
            <text:p>0.88</text:p>
          </table:table-cell>
          <table:table-cell/>
        </table:table-row>
        <table:table-row table:style-name="ro2">
          <table:table-cell table:formula="of:=[.A13]+10"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108">
            <text:p>108</text:p>
          </table:table-cell>
          <table:table-cell table:formula="of:=(-0.03487)+0.09872 * EXP([.B14]/49.47782)" office:value-type="float" office:value="1.41664152140707">
            <text:p>1.42</text:p>
          </table:table-cell>
          <table:table-cell table:formula="of:=(-0.03487)+0.09872 * EXP([.C14]/49.47782)" office:value-type="float" office:value="0.840882757746044">
            <text:p>0.84</text:p>
          </table:table-cell>
          <table:table-cell table:formula="of:=[.D14]/([.D14]+[.E14])" office:value-type="float" office:value="0.627519949392752">
            <text:p>0.63</text:p>
          </table:table-cell>
          <table:table-cell table:formula="of:=[.E14]/([.E14]+[.D14])" office:value-type="float" office:value="0.372480050607249">
            <text:p>0.37</text:p>
          </table:table-cell>
          <table:table-cell table:formula="of:=COS(RADIANS([.A14]))^2" office:value-type="float" office:value="0.25">
            <text:p>0.25</text:p>
          </table:table-cell>
          <table:table-cell table:formula="of:=SIN(RADIANS([.A14]))^2" office:value-type="float" office:value="0.75">
            <text:p>0.75</text:p>
          </table:table-cell>
          <table:table-cell/>
        </table:table-row>
        <table:table-row table:style-name="ro2">
          <table:table-cell table:formula="of:=[.A14]+10" office:value-type="float" office:value="310">
            <text:p>310</text:p>
          </table:table-cell>
          <table:table-cell office:value-type="float" office:value="131">
            <text:p>131</text:p>
          </table:table-cell>
          <table:table-cell office:value-type="float" office:value="121">
            <text:p>121</text:p>
          </table:table-cell>
          <table:table-cell table:formula="of:=(-0.03487)+0.09872 * EXP([.B15]/49.47782)" office:value-type="float" office:value="1.35913833182972">
            <text:p>1.36</text:p>
          </table:table-cell>
          <table:table-cell table:formula="of:=(-0.03487)+0.09872 * EXP([.C15]/49.47782)" office:value-type="float" office:value="1.10404098015364">
            <text:p>1.1</text:p>
          </table:table-cell>
          <table:table-cell table:formula="of:=[.D15]/([.D15]+[.E15])" office:value-type="float" office:value="0.5517821318235">
            <text:p>0.55</text:p>
          </table:table-cell>
          <table:table-cell table:formula="of:=[.E15]/([.E15]+[.D15])" office:value-type="float" office:value="0.4482178681765">
            <text:p>0.45</text:p>
          </table:table-cell>
          <table:table-cell table:formula="of:=COS(RADIANS([.A15]))^2" office:value-type="float" office:value="0.413175911166535">
            <text:p>0.41</text:p>
          </table:table-cell>
          <table:table-cell table:formula="of:=SIN(RADIANS([.A15]))^2" office:value-type="float" office:value="0.586824088833465">
            <text:p>0.59</text:p>
          </table:table-cell>
          <table:table-cell/>
        </table:table-row>
        <table:table-row table:style-name="ro2">
          <table:table-cell table:formula="of:=[.A15]+10" office:value-type="float" office:value="320">
            <text:p>320</text:p>
          </table:table-cell>
          <table:table-cell office:value-type="float" office:value="120">
            <text:p>120</text:p>
          </table:table-cell>
          <table:table-cell office:value-type="float" office:value="134">
            <text:p>134</text:p>
          </table:table-cell>
          <table:table-cell table:formula="of:=(-0.03487)+0.09872 * EXP([.B16]/49.47782)" office:value-type="float" office:value="1.08125341958536">
            <text:p>1.08</text:p>
          </table:table-cell>
          <table:table-cell table:formula="of:=(-0.03487)+0.09872 * EXP([.C16]/49.47782)" office:value-type="float" office:value="1.44627660129986">
            <text:p>1.45</text:p>
          </table:table-cell>
          <table:table-cell table:formula="of:=[.D16]/([.D16]+[.E16])" office:value-type="float" office:value="0.427790534890133">
            <text:p>0.43</text:p>
          </table:table-cell>
          <table:table-cell table:formula="of:=[.E16]/([.E16]+[.D16])" office:value-type="float" office:value="0.572209465109867">
            <text:p>0.57</text:p>
          </table:table-cell>
          <table:table-cell table:formula="of:=COS(RADIANS([.A16]))^2" office:value-type="float" office:value="0.586824088833465">
            <text:p>0.59</text:p>
          </table:table-cell>
          <table:table-cell table:formula="of:=SIN(RADIANS([.A16]))^2" office:value-type="float" office:value="0.413175911166535">
            <text:p>0.41</text:p>
          </table:table-cell>
          <table:table-cell/>
        </table:table-row>
        <table:table-row table:style-name="ro2">
          <table:table-cell table:formula="of:=[.A16]+10" office:value-type="float" office:value="330">
            <text:p>330</text:p>
          </table:table-cell>
          <table:table-cell office:value-type="float" office:value="102">
            <text:p>102</text:p>
          </table:table-cell>
          <table:table-cell office:value-type="float" office:value="143">
            <text:p>143</text:p>
          </table:table-cell>
          <table:table-cell table:formula="of:=(-0.03487)+0.09872 * EXP([.B17]/49.47782)" office:value-type="float" office:value="0.74086995361381">
            <text:p>0.74</text:p>
          </table:table-cell>
          <table:table-cell table:formula="of:=(-0.03487)+0.09872 * EXP([.C17]/49.47782)" office:value-type="float" office:value="1.74175625951268">
            <text:p>1.74</text:p>
          </table:table-cell>
          <table:table-cell table:formula="of:=[.D17]/([.D17]+[.E17])" office:value-type="float" office:value="0.298421868623064">
            <text:p>0.3</text:p>
          </table:table-cell>
          <table:table-cell table:formula="of:=[.E17]/([.E17]+[.D17])" office:value-type="float" office:value="0.701578131376936">
            <text:p>0.7</text:p>
          </table:table-cell>
          <table:table-cell table:formula="of:=COS(RADIANS([.A17]))^2" office:value-type="float" office:value="0.75">
            <text:p>0.75</text:p>
          </table:table-cell>
          <table:table-cell table:formula="of:=SIN(RADIANS([.A17]))^2" office:value-type="float" office:value="0.25">
            <text:p>0.25</text:p>
          </table:table-cell>
          <table:table-cell/>
        </table:table-row>
        <table:table-row table:style-name="ro2">
          <table:table-cell table:formula="of:=[.A17]+10" office:value-type="float" office:value="340">
            <text:p>340</text:p>
          </table:table-cell>
          <table:table-cell office:value-type="float" office:value="76">
            <text:p>76</text:p>
          </table:table-cell>
          <table:table-cell office:value-type="float" office:value="144">
            <text:p>144</text:p>
          </table:table-cell>
          <table:table-cell table:formula="of:=(-0.03487)+0.09872 * EXP([.B18]/49.47782)" office:value-type="float" office:value="0.423799251966601">
            <text:p>0.42</text:p>
          </table:table-cell>
          <table:table-cell table:formula="of:=(-0.03487)+0.09872 * EXP([.C18]/49.47782)" office:value-type="float" office:value="1.77802911051235">
            <text:p>1.78</text:p>
          </table:table-cell>
          <table:table-cell table:formula="of:=[.D18]/([.D18]+[.E18])" office:value-type="float" office:value="0.192476061798688">
            <text:p>0.19</text:p>
          </table:table-cell>
          <table:table-cell table:formula="of:=[.E18]/([.E18]+[.D18])" office:value-type="float" office:value="0.807523938201312">
            <text:p>0.81</text:p>
          </table:table-cell>
          <table:table-cell table:formula="of:=COS(RADIANS([.A18]))^2" office:value-type="float" office:value="0.883022221559489">
            <text:p>0.88</text:p>
          </table:table-cell>
          <table:table-cell table:formula="of:=SIN(RADIANS([.A18]))^2" office:value-type="float" office:value="0.116977778440511">
            <text:p>0.12</text:p>
          </table:table-cell>
          <table:table-cell/>
        </table:table-row>
        <table:table-row table:style-name="ro2">
          <table:table-cell table:formula="of:=[.A18]+10" office:value-type="float" office:value="350">
            <text:p>350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table:formula="of:=(-0.03487)+0.09872 * EXP([.B19]/49.47782)" office:value-type="float" office:value="0.157467776945025">
            <text:p>0.16</text:p>
          </table:table-cell>
          <table:table-cell table:formula="of:=(-0.03487)+0.09872 * EXP([.C19]/49.47782)" office:value-type="float" office:value="1.81504253354431">
            <text:p>1.82</text:p>
          </table:table-cell>
          <table:table-cell table:formula="of:=[.D19]/([.D19]+[.E19])" office:value-type="float" office:value="0.0798311553088718">
            <text:p>0.08</text:p>
          </table:table-cell>
          <table:table-cell table:formula="of:=[.E19]/([.E19]+[.D19])" office:value-type="float" office:value="0.920168844691128">
            <text:p>0.92</text:p>
          </table:table-cell>
          <table:table-cell table:formula="of:=COS(RADIANS([.A19]))^2" office:value-type="float" office:value="0.969846310392954">
            <text:p>0.97</text:p>
          </table:table-cell>
          <table:table-cell table:formula="of:=SIN(RADIANS([.A19]))^2" office:value-type="float" office:value="0.0301536896070458">
            <text:p>0.03</text:p>
          </table:table-cell>
          <table:table-cell/>
        </table:table-row>
        <table:table-row table:style-name="ro2">
          <table:table-cell table:formula="of:=[.A19]+10"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(-0.03487)+0.09872 * EXP([.B20]/49.47782)" office:value-type="float" office:value="0.0658655369377851">
            <text:p>0.07</text:p>
          </table:table-cell>
          <table:table-cell table:formula="of:=(-0.03487)+0.09872 * EXP([.C20]/49.47782)" office:value-type="float" office:value="1.85281164864794">
            <text:p>1.85</text:p>
          </table:table-cell>
          <table:table-cell table:formula="of:=[.D20]/([.D20]+[.E20])" office:value-type="float" office:value="0.0343286184005351">
            <text:p>0.03</text:p>
          </table:table-cell>
          <table:table-cell table:formula="of:=[.E20]/([.E20]+[.D20])" office:value-type="float" office:value="0.965671381599465">
            <text:p>0.97</text:p>
          </table:table-cell>
          <table:table-cell table:formula="of:=COS(RADIANS([.A20]))^2" office:value-type="float" office:value="1">
            <text:p>1</text:p>
          </table:table-cell>
          <table:table-cell table:formula="of:=SIN(RADIANS([.A20]))^2" office:value-type="float" office:value="5.99903913064743E-032">
            <text:p>0</text:p>
          </table:table-cell>
          <table:table-cell/>
        </table:table-row>
        <table:table-row table:style-name="ro2">
          <table:table-cell table:formula="of:=[.A20]-10" office:value-type="float" office:value="350">
            <text:p>350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table:formula="of:=(-0.03487)+0.09872 * EXP([.B21]/49.47782)" office:value-type="float" office:value="0.215264075083958">
            <text:p>0.22</text:p>
          </table:table-cell>
          <table:table-cell table:formula="of:=(-0.03487)+0.09872 * EXP([.C21]/49.47782)" office:value-type="float" office:value="1.57099222476183">
            <text:p>1.57</text:p>
          </table:table-cell>
          <table:table-cell table:formula="of:=[.D21]/([.D21]+[.E21])" office:value-type="float" office:value="0.120511303502494">
            <text:p>0.12</text:p>
          </table:table-cell>
          <table:table-cell table:formula="of:=[.E21]/([.E21]+[.D21])" office:value-type="float" office:value="0.879488696497506">
            <text:p>0.88</text:p>
          </table:table-cell>
          <table:table-cell table:formula="of:=COS(RADIANS([.A21]))^2" office:value-type="float" office:value="0.969846310392954">
            <text:p>0.97</text:p>
          </table:table-cell>
          <table:table-cell table:formula="of:=SIN(RADIANS([.A21]))^2" office:value-type="float" office:value="0.0301536896070458">
            <text:p>0.03</text:p>
          </table:table-cell>
          <table:table-cell/>
        </table:table-row>
        <table:table-row table:style-name="ro2">
          <table:table-cell table:formula="of:=[.A21]-10" office:value-type="float" office:value="340">
            <text:p>340</text:p>
          </table:table-cell>
          <table:table-cell office:value-type="float" office:value="84">
            <text:p>84</text:p>
          </table:table-cell>
          <table:table-cell office:value-type="float" office:value="137">
            <text:p>137</text:p>
          </table:table-cell>
          <table:table-cell table:formula="of:=(-0.03487)+0.09872 * EXP([.B22]/49.47782)" office:value-type="float" office:value="0.504293021824519">
            <text:p>0.5</text:p>
          </table:table-cell>
          <table:table-cell table:formula="of:=(-0.03487)+0.09872 * EXP([.C22]/49.47782)" office:value-type="float" office:value="1.53886180952415">
            <text:p>1.54</text:p>
          </table:table-cell>
          <table:table-cell table:formula="of:=[.D22]/([.D22]+[.E22])" office:value-type="float" office:value="0.246820756844766">
            <text:p>0.25</text:p>
          </table:table-cell>
          <table:table-cell table:formula="of:=[.E22]/([.E22]+[.D22])" office:value-type="float" office:value="0.753179243155234">
            <text:p>0.75</text:p>
          </table:table-cell>
          <table:table-cell table:formula="of:=COS(RADIANS([.A22]))^2" office:value-type="float" office:value="0.883022221559489">
            <text:p>0.88</text:p>
          </table:table-cell>
          <table:table-cell table:formula="of:=SIN(RADIANS([.A22]))^2" office:value-type="float" office:value="0.116977778440511">
            <text:p>0.12</text:p>
          </table:table-cell>
          <table:table-cell/>
        </table:table-row>
        <table:table-row table:style-name="ro2">
          <table:table-cell table:formula="of:=[.A22]-10" office:value-type="float" office:value="330">
            <text:p>330</text:p>
          </table:table-cell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table:formula="of:=(-0.03487)+0.09872 * EXP([.B23]/49.47782)" office:value-type="float" office:value="0.725348792183063">
            <text:p>0.73</text:p>
          </table:table-cell>
          <table:table-cell table:formula="of:=(-0.03487)+0.09872 * EXP([.C23]/49.47782)" office:value-type="float" office:value="1.33124673200514">
            <text:p>1.33</text:p>
          </table:table-cell>
          <table:table-cell table:formula="of:=[.D23]/([.D23]+[.E23])" office:value-type="float" office:value="0.352693946695901">
            <text:p>0.35</text:p>
          </table:table-cell>
          <table:table-cell table:formula="of:=[.E23]/([.E23]+[.D23])" office:value-type="float" office:value="0.647306053304099">
            <text:p>0.65</text:p>
          </table:table-cell>
          <table:table-cell table:formula="of:=COS(RADIANS([.A23]))^2" office:value-type="float" office:value="0.75">
            <text:p>0.75</text:p>
          </table:table-cell>
          <table:table-cell table:formula="of:=SIN(RADIANS([.A23]))^2" office:value-type="float" office:value="0.25">
            <text:p>0.25</text:p>
          </table:table-cell>
          <table:table-cell/>
        </table:table-row>
        <table:table-row table:style-name="ro2">
          <table:table-cell table:formula="of:=[.A23]-10" office:value-type="float" office:value="320">
            <text:p>320</text:p>
          </table:table-cell>
          <table:table-cell table:number-columns-repeated="2" office:value-type="float" office:value="115">
            <text:p>115</text:p>
          </table:table-cell>
          <table:table-cell table:formula="of:=(-0.03487)+0.09872 * EXP([.B24]/49.47782)" office:value-type="float" office:value="0.973974954355085">
            <text:p>0.97</text:p>
          </table:table-cell>
          <table:table-cell table:formula="of:=(-0.03487)+0.09872 * EXP([.C24]/49.47782)" office:value-type="float" office:value="0.973974954355085">
            <text:p>0.97</text:p>
          </table:table-cell>
          <table:table-cell table:formula="of:=[.D24]/([.D24]+[.E24])" office:value-type="float" office:value="0.5">
            <text:p>0.5</text:p>
          </table:table-cell>
          <table:table-cell table:formula="of:=[.E24]/([.E24]+[.D24])" office:value-type="float" office:value="0.5">
            <text:p>0.5</text:p>
          </table:table-cell>
          <table:table-cell table:formula="of:=COS(RADIANS([.A24]))^2" office:value-type="float" office:value="0.586824088833465">
            <text:p>0.59</text:p>
          </table:table-cell>
          <table:table-cell table:formula="of:=SIN(RADIANS([.A24]))^2" office:value-type="float" office:value="0.413175911166535">
            <text:p>0.41</text:p>
          </table:table-cell>
          <table:table-cell/>
        </table:table-row>
        <table:table-row table:style-name="ro2">
          <table:table-cell table:formula="of:=[.A24]-10" office:value-type="float" office:value="310">
            <text:p>310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table:formula="of:=(-0.03487)+0.09872 * EXP([.B25]/49.47782)" office:value-type="float" office:value="1.03703699026903">
            <text:p>1.04</text:p>
          </table:table-cell>
          <table:table-cell table:formula="of:=(-0.03487)+0.09872 * EXP([.C25]/49.47782)" office:value-type="float" office:value="0.74086995361381">
            <text:p>0.74</text:p>
          </table:table-cell>
          <table:table-cell table:formula="of:=[.D25]/([.D25]+[.E25])" office:value-type="float" office:value="0.583290927479142">
            <text:p>0.58</text:p>
          </table:table-cell>
          <table:table-cell table:formula="of:=[.E25]/([.E25]+[.D25])" office:value-type="float" office:value="0.416709072520858">
            <text:p>0.42</text:p>
          </table:table-cell>
          <table:table-cell table:formula="of:=COS(RADIANS([.A25]))^2" office:value-type="float" office:value="0.413175911166535">
            <text:p>0.41</text:p>
          </table:table-cell>
          <table:table-cell table:formula="of:=SIN(RADIANS([.A25]))^2" office:value-type="float" office:value="0.586824088833465">
            <text:p>0.59</text:p>
          </table:table-cell>
          <table:table-cell/>
        </table:table-row>
        <table:table-row table:style-name="ro2">
          <table:table-cell table:formula="of:=[.A25]-10" office:value-type="float" office:value="300">
            <text:p>300</text:p>
          </table:table-cell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table:formula="of:=(-0.03487)+0.09872 * EXP([.B26]/49.47782)" office:value-type="float" office:value="1.12729378758222">
            <text:p>1.13</text:p>
          </table:table-cell>
          <table:table-cell table:formula="of:=(-0.03487)+0.09872 * EXP([.C26]/49.47782)" office:value-type="float" office:value="0.504293021824519">
            <text:p>0.5</text:p>
          </table:table-cell>
          <table:table-cell table:formula="of:=[.D26]/([.D26]+[.E26])" office:value-type="float" office:value="0.690918669532585">
            <text:p>0.69</text:p>
          </table:table-cell>
          <table:table-cell table:formula="of:=[.E26]/([.E26]+[.D26])" office:value-type="float" office:value="0.309081330467415">
            <text:p>0.31</text:p>
          </table:table-cell>
          <table:table-cell table:formula="of:=COS(RADIANS([.A26]))^2" office:value-type="float" office:value="0.25">
            <text:p>0.25</text:p>
          </table:table-cell>
          <table:table-cell table:formula="of:=SIN(RADIANS([.A26]))^2" office:value-type="float" office:value="0.75">
            <text:p>0.75</text:p>
          </table:table-cell>
          <table:table-cell/>
        </table:table-row>
        <table:table-row table:style-name="ro2">
          <table:table-cell table:formula="of:=[.A26]-10" office:value-type="float" office:value="290">
            <text:p>290</text:p>
          </table:table-cell>
          <table:table-cell office:value-type="float" office:value="127">
            <text:p>127</text:p>
          </table:table-cell>
          <table:table-cell office:value-type="float" office:value="57">
            <text:p>57</text:p>
          </table:table-cell>
          <table:table-cell table:formula="of:=(-0.03487)+0.09872 * EXP([.B27]/49.47782)" office:value-type="float" office:value="1.25087585729452">
            <text:p>1.25</text:p>
          </table:table-cell>
          <table:table-cell table:formula="of:=(-0.03487)+0.09872 * EXP([.C27]/49.47782)" office:value-type="float" office:value="0.277540777000896">
            <text:p>0.28</text:p>
          </table:table-cell>
          <table:table-cell table:formula="of:=[.D27]/([.D27]+[.E27])" office:value-type="float" office:value="0.818412878548107">
            <text:p>0.82</text:p>
          </table:table-cell>
          <table:table-cell table:formula="of:=[.E27]/([.E27]+[.D27])" office:value-type="float" office:value="0.181587121451893">
            <text:p>0.18</text:p>
          </table:table-cell>
          <table:table-cell table:formula="of:=COS(RADIANS([.A27]))^2" office:value-type="float" office:value="0.116977778440511">
            <text:p>0.12</text:p>
          </table:table-cell>
          <table:table-cell table:formula="of:=SIN(RADIANS([.A27]))^2" office:value-type="float" office:value="0.883022221559489">
            <text:p>0.88</text:p>
          </table:table-cell>
          <table:table-cell/>
        </table:table-row>
        <table:table-row table:style-name="ro2">
          <table:table-cell table:formula="of:=[.A27]-10" office:value-type="float" office:value="280">
            <text:p>280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-0.03487)+0.09872 * EXP([.B28]/49.47782)" office:value-type="float" office:value="1.33124673200514">
            <text:p>1.33</text:p>
          </table:table-cell>
          <table:table-cell table:formula="of:=(-0.03487)+0.09872 * EXP([.C28]/49.47782)" office:value-type="float" office:value="0.11006683280975">
            <text:p>0.11</text:p>
          </table:table-cell>
          <table:table-cell table:formula="of:=[.D28]/([.D28]+[.E28])" office:value-type="float" office:value="0.923634360005565">
            <text:p>0.92</text:p>
          </table:table-cell>
          <table:table-cell table:formula="of:=[.E28]/([.E28]+[.D28])" office:value-type="float" office:value="0.0763656399944349">
            <text:p>0.08</text:p>
          </table:table-cell>
          <table:table-cell table:formula="of:=COS(RADIANS([.A28]))^2" office:value-type="float" office:value="0.0301536896070457">
            <text:p>0.03</text:p>
          </table:table-cell>
          <table:table-cell table:formula="of:=SIN(RADIANS([.A28]))^2" office:value-type="float" office:value="0.969846310392954">
            <text:p>0.97</text:p>
          </table:table-cell>
          <table:table-cell/>
        </table:table-row>
        <table:table-row table:style-name="ro2">
          <table:table-cell table:formula="of:=[.A28]-10" office:value-type="float" office:value="270">
            <text:p>270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table:formula="of:=(-0.03487)+0.09872 * EXP([.B29]/49.47782)" office:value-type="float" office:value="1.35913833182972">
            <text:p>1.36</text:p>
          </table:table-cell>
          <table:table-cell table:formula="of:=(-0.03487)+0.09872 * EXP([.C29]/49.47782)" office:value-type="float" office:value="0.0679222244949744">
            <text:p>0.07</text:p>
          </table:table-cell>
          <table:table-cell table:formula="of:=[.D29]/([.D29]+[.E29])" office:value-type="float" office:value="0.952404104931676">
            <text:p>0.95</text:p>
          </table:table-cell>
          <table:table-cell table:formula="of:=[.E29]/([.E29]+[.D29])" office:value-type="float" office:value="0.047595895068324">
            <text:p>0.05</text:p>
          </table:table-cell>
          <table:table-cell table:formula="of:=COS(RADIANS([.A29]))^2" office:value-type="float" office:value="3.37445951098918E-032">
            <text:p>0</text:p>
          </table:table-cell>
          <table:table-cell table:formula="of:=SIN(RADIANS([.A29]))^2" office:value-type="float" office:value="1">
            <text:p>1</text:p>
          </table:table-cell>
          <table:table-cell/>
        </table:table-row>
        <table:table-row table:style-name="ro2">
          <table:table-cell table:formula="of:=[.A29]-10" office:value-type="float" office:value="260">
            <text:p>260</text:p>
          </table:table-cell>
          <table:table-cell office:value-type="float" office:value="129">
            <text:p>129</text:p>
          </table:table-cell>
          <table:table-cell office:value-type="float" office:value="43">
            <text:p>43</text:p>
          </table:table-cell>
          <table:table-cell table:formula="of:=(-0.03487)+0.09872 * EXP([.B30]/49.47782)" office:value-type="float" office:value="1.30391319293458">
            <text:p>1.3</text:p>
          </table:table-cell>
          <table:table-cell table:formula="of:=(-0.03487)+0.09872 * EXP([.C30]/49.47782)" office:value-type="float" office:value="0.200548279619011">
            <text:p>0.2</text:p>
          </table:table-cell>
          <table:table-cell table:formula="of:=[.D30]/([.D30]+[.E30])" office:value-type="float" office:value="0.866697630163562">
            <text:p>0.87</text:p>
          </table:table-cell>
          <table:table-cell table:formula="of:=[.E30]/([.E30]+[.D30])" office:value-type="float" office:value="0.133302369836438">
            <text:p>0.13</text:p>
          </table:table-cell>
          <table:table-cell table:formula="of:=COS(RADIANS([.A30]))^2" office:value-type="float" office:value="0.0301536896070458">
            <text:p>0.03</text:p>
          </table:table-cell>
          <table:table-cell table:formula="of:=SIN(RADIANS([.A30]))^2" office:value-type="float" office:value="0.969846310392954">
            <text:p>0.97</text:p>
          </table:table-cell>
          <table:table-cell/>
        </table:table-row>
        <table:table-row table:style-name="ro2">
          <table:table-cell table:formula="of:=[.A30]-10" office:value-type="float" office:value="250">
            <text:p>250</text:p>
          </table:table-cell>
          <table:table-cell office:value-type="float" office:value="126">
            <text:p>126</text:p>
          </table:table-cell>
          <table:table-cell office:value-type="float" office:value="76">
            <text:p>76</text:p>
          </table:table-cell>
          <table:table-cell table:formula="of:=(-0.03487)+0.09872 * EXP([.B31]/49.47782)" office:value-type="float" office:value="1.22515039489309">
            <text:p>1.23</text:p>
          </table:table-cell>
          <table:table-cell table:formula="of:=(-0.03487)+0.09872 * EXP([.C31]/49.47782)" office:value-type="float" office:value="0.423799251966601">
            <text:p>0.42</text:p>
          </table:table-cell>
          <table:table-cell table:formula="of:=[.D31]/([.D31]+[.E31])" office:value-type="float" office:value="0.742988360636908">
            <text:p>0.74</text:p>
          </table:table-cell>
          <table:table-cell table:formula="of:=[.E31]/([.E31]+[.D31])" office:value-type="float" office:value="0.257011639363092">
            <text:p>0.26</text:p>
          </table:table-cell>
          <table:table-cell table:formula="of:=COS(RADIANS([.A31]))^2" office:value-type="float" office:value="0.116977778440511">
            <text:p>0.12</text:p>
          </table:table-cell>
          <table:table-cell table:formula="of:=SIN(RADIANS([.A31]))^2" office:value-type="float" office:value="0.883022221559489">
            <text:p>0.88</text:p>
          </table:table-cell>
          <table:table-cell>
            <draw:frame table:end-cell-address="Sheet1.S58" table:end-x="0.6047in" table:end-y="0.0039in" draw:z-index="1" draw:style-name="gr1" draw:text-style-name="P1" svg:width="8.1815in" svg:height="4.6413in" svg:x="0.4248in" svg:y="0.1634in">
              <draw:object draw:notify-on-update-of-ranges="Sheet1.A1:Sheet1.A1 Sheet1.A2:Sheet1.A20 Sheet1.H1:Sheet1.H1 Sheet1.H2:Sheet1.H20 Sheet1.A1:Sheet1.A1 Sheet1.A2:Sheet1.A20 Sheet1.I1:Sheet1.I1 Sheet1.I2:Sheet1.I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formula="of:=[.A31]-10"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float" office:value="96">
            <text:p>96</text:p>
          </table:table-cell>
          <table:table-cell table:formula="of:=(-0.03487)+0.09872 * EXP([.B32]/49.47782)" office:value-type="float" office:value="1.08125341958536">
            <text:p>1.08</text:p>
          </table:table-cell>
          <table:table-cell table:formula="of:=(-0.03487)+0.09872 * EXP([.C32]/49.47782)" office:value-type="float" office:value="0.652278821753711">
            <text:p>0.65</text:p>
          </table:table-cell>
          <table:table-cell table:formula="of:=[.D32]/([.D32]+[.E32])" office:value-type="float" office:value="0.623728474037577">
            <text:p>0.62</text:p>
          </table:table-cell>
          <table:table-cell table:formula="of:=[.E32]/([.E32]+[.D32])" office:value-type="float" office:value="0.376271525962423">
            <text:p>0.38</text:p>
          </table:table-cell>
          <table:table-cell table:formula="of:=COS(RADIANS([.A32]))^2" office:value-type="float" office:value="0.25">
            <text:p>0.25</text:p>
          </table:table-cell>
          <table:table-cell table:formula="of:=SIN(RADIANS([.A32]))^2" office:value-type="float" office:value="0.75">
            <text:p>0.75</text:p>
          </table:table-cell>
          <table:table-cell/>
        </table:table-row>
        <table:table-row table:style-name="ro2">
          <table:table-cell table:formula="of:=[.A32]-10" office:value-type="float" office:value="230">
            <text:p>230</text:p>
          </table:table-cell>
          <table:table-cell table:number-columns-repeated="2" office:value-type="float" office:value="111">
            <text:p>111</text:p>
          </table:table-cell>
          <table:table-cell table:formula="of:=(-0.03487)+0.09872 * EXP([.B33]/49.47782)" office:value-type="float" office:value="0.8956253141937">
            <text:p>0.9</text:p>
          </table:table-cell>
          <table:table-cell table:formula="of:=(-0.03487)+0.09872 * EXP([.C33]/49.47782)" office:value-type="float" office:value="0.8956253141937">
            <text:p>0.9</text:p>
          </table:table-cell>
          <table:table-cell table:formula="of:=[.D33]/([.D33]+[.E33])" office:value-type="float" office:value="0.5">
            <text:p>0.5</text:p>
          </table:table-cell>
          <table:table-cell table:formula="of:=[.E33]/([.E33]+[.D33])" office:value-type="float" office:value="0.5">
            <text:p>0.5</text:p>
          </table:table-cell>
          <table:table-cell table:formula="of:=COS(RADIANS([.A33]))^2" office:value-type="float" office:value="0.413175911166535">
            <text:p>0.41</text:p>
          </table:table-cell>
          <table:table-cell table:formula="of:=SIN(RADIANS([.A33]))^2" office:value-type="float" office:value="0.586824088833465">
            <text:p>0.59</text:p>
          </table:table-cell>
          <table:table-cell/>
        </table:table-row>
        <table:table-row table:style-name="ro2">
          <table:table-cell table:formula="of:=[.A33]-10" office:value-type="float" office:value="220">
            <text:p>220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table:formula="of:=(-0.03487)+0.09872 * EXP([.B34]/49.47782)" office:value-type="float" office:value="0.638530209554865">
            <text:p>0.64</text:p>
          </table:table-cell>
          <table:table-cell table:formula="of:=(-0.03487)+0.09872 * EXP([.C34]/49.47782)" office:value-type="float" office:value="1.01559005904265">
            <text:p>1.02</text:p>
          </table:table-cell>
          <table:table-cell table:formula="of:=[.D34]/([.D34]+[.E34])" office:value-type="float" office:value="0.386024052589754">
            <text:p>0.39</text:p>
          </table:table-cell>
          <table:table-cell table:formula="of:=[.E34]/([.E34]+[.D34])" office:value-type="float" office:value="0.613975947410246">
            <text:p>0.61</text:p>
          </table:table-cell>
          <table:table-cell table:formula="of:=COS(RADIANS([.A34]))^2" office:value-type="float" office:value="0.586824088833465">
            <text:p>0.59</text:p>
          </table:table-cell>
          <table:table-cell table:formula="of:=SIN(RADIANS([.A34]))^2" office:value-type="float" office:value="0.413175911166535">
            <text:p>0.41</text:p>
          </table:table-cell>
          <table:table-cell/>
        </table:table-row>
        <table:table-row table:style-name="ro2">
          <table:table-cell table:formula="of:=[.A34]-10" office:value-type="float" office:value="210">
            <text:p>21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table:formula="of:=(-0.03487)+0.09872 * EXP([.B35]/49.47782)" office:value-type="float" office:value="0.462420156657363">
            <text:p>0.46</text:p>
          </table:table-cell>
          <table:table-cell table:formula="of:=(-0.03487)+0.09872 * EXP([.C35]/49.47782)" office:value-type="float" office:value="1.17523333218275">
            <text:p>1.18</text:p>
          </table:table-cell>
          <table:table-cell table:formula="of:=[.D35]/([.D35]+[.E35])" office:value-type="float" office:value="0.28236752146199">
            <text:p>0.28</text:p>
          </table:table-cell>
          <table:table-cell table:formula="of:=[.E35]/([.E35]+[.D35])" office:value-type="float" office:value="0.71763247853801">
            <text:p>0.72</text:p>
          </table:table-cell>
          <table:table-cell table:formula="of:=COS(RADIANS([.A35]))^2" office:value-type="float" office:value="0.75">
            <text:p>0.75</text:p>
          </table:table-cell>
          <table:table-cell table:formula="of:=SIN(RADIANS([.A35]))^2" office:value-type="float" office:value="0.25">
            <text:p>0.25</text:p>
          </table:table-cell>
          <table:table-cell/>
        </table:table-row>
        <table:table-row table:style-name="ro2">
          <table:table-cell table:formula="of:=[.A35]-10"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127">
            <text:p>127</text:p>
          </table:table-cell>
          <table:table-cell table:formula="of:=(-0.03487)+0.09872 * EXP([.B36]/49.47782)" office:value-type="float" office:value="0.265164288167743">
            <text:p>0.27</text:p>
          </table:table-cell>
          <table:table-cell table:formula="of:=(-0.03487)+0.09872 * EXP([.C36]/49.47782)" office:value-type="float" office:value="1.25087585729452">
            <text:p>1.25</text:p>
          </table:table-cell>
          <table:table-cell table:formula="of:=[.D36]/([.D36]+[.E36])" office:value-type="float" office:value="0.174905848609233">
            <text:p>0.17</text:p>
          </table:table-cell>
          <table:table-cell table:formula="of:=[.E36]/([.E36]+[.D36])" office:value-type="float" office:value="0.825094151390767">
            <text:p>0.83</text:p>
          </table:table-cell>
          <table:table-cell table:formula="of:=COS(RADIANS([.A36]))^2" office:value-type="float" office:value="0.883022221559489">
            <text:p>0.88</text:p>
          </table:table-cell>
          <table:table-cell table:formula="of:=SIN(RADIANS([.A36]))^2" office:value-type="float" office:value="0.116977778440511">
            <text:p>0.12</text:p>
          </table:table-cell>
          <table:table-cell/>
        </table:table-row>
        <table:table-row table:style-name="ro2">
          <table:table-cell table:formula="of:=[.A36]-10" office:value-type="float" office:value="190">
            <text:p>19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table:formula="of:=(-0.03487)+0.09872 * EXP([.B37]/49.47782)" office:value-type="float" office:value="0.107166907430347">
            <text:p>0.11</text:p>
          </table:table-cell>
          <table:table-cell table:formula="of:=(-0.03487)+0.09872 * EXP([.C37]/49.47782)" office:value-type="float" office:value="1.33124673200514">
            <text:p>1.33</text:p>
          </table:table-cell>
          <table:table-cell table:formula="of:=[.D37]/([.D37]+[.E37])" office:value-type="float" office:value="0.0745035395189974">
            <text:p>0.07</text:p>
          </table:table-cell>
          <table:table-cell table:formula="of:=[.E37]/([.E37]+[.D37])" office:value-type="float" office:value="0.925496460481003">
            <text:p>0.93</text:p>
          </table:table-cell>
          <table:table-cell table:formula="of:=COS(RADIANS([.A37]))^2" office:value-type="float" office:value="0.969846310392954">
            <text:p>0.97</text:p>
          </table:table-cell>
          <table:table-cell table:formula="of:=SIN(RADIANS([.A37]))^2" office:value-type="float" office:value="0.0301536896070458">
            <text:p>0.03</text:p>
          </table:table-cell>
          <table:table-cell/>
        </table:table-row>
        <table:table-row table:style-name="ro2">
          <table:table-cell table:formula="of:=[.A37]-10"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table:formula="of:=(-0.03487)+0.09872 * EXP([.B38]/49.47782)" office:value-type="float" office:value="0.0679222244949744">
            <text:p>0.07</text:p>
          </table:table-cell>
          <table:table-cell table:formula="of:=(-0.03487)+0.09872 * EXP([.C38]/49.47782)" office:value-type="float" office:value="1.3875993861691">
            <text:p>1.39</text:p>
          </table:table-cell>
          <table:table-cell table:formula="of:=[.D38]/([.D38]+[.E38])" office:value-type="float" office:value="0.0466652119744105">
            <text:p>0.05</text:p>
          </table:table-cell>
          <table:table-cell table:formula="of:=[.E38]/([.E38]+[.D38])" office:value-type="float" office:value="0.953334788025589">
            <text:p>0.95</text:p>
          </table:table-cell>
          <table:table-cell table:formula="of:=COS(RADIANS([.A38]))^2" office:value-type="float" office:value="1">
            <text:p>1</text:p>
          </table:table-cell>
          <table:table-cell table:formula="of:=SIN(RADIANS([.A38]))^2" office:value-type="float" office:value="1.49975978266186E-032">
            <text:p>0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1/23/2020</text:date>, <text:time>11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40S</meta:editing-duration>
    <meta:editing-cycles>5</meta:editing-cycles>
    <meta:generator>OpenOffice/4.1.7$Win32 OpenOffice.org_project/417m1$Build-9800</meta:generator>
    <dc:date>2020-01-23T11:26:59.10</dc:date>
    <dc:creator>Jakub Bąbelek</dc:creator>
    <meta:document-statistic meta:table-count="3" meta:cell-count="34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>
        <chart:symbol-image xlink:href="Pictures/2000000D000000DD000000DD3F0040E4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65cm" svg:height="13.171cm" xlink:href=".." xlink:type="simple" chart:class="chart:scatter" chart:style-name="ch1">
        <chart:title svg:x="3.494cm" svg:y="0.399cm" chart:style-name="ch2">
          <text:p>Zależność mocy unormowanej od kąta obrotu kryształu</text:p>
        </chart:title>
        <chart:legend svg:x="15.405cm" svg:y="6.606cm" style:legend-expansion="custom" chartooo:width="4.243cm" chartooo:height="2.55cm" style:legend-expansion-aspect-ratio="1.66392156862745" chart:style-name="ch3"/>
        <chart:plot-area chart:style-name="ch4" table:cell-range-address="Sheet1.A1:Sheet1.A20 Sheet1.F1:Sheet1.G20" chart:data-source-has-labels="row" svg:x="2.003cm" svg:y="1.538cm" svg:width="17.925cm" svg:height="10.117cm">
          <chartooo:coordinate-region svg:x="2.73cm" svg:y="1.751cm" svg:width="16.918cm" svg:height="9.231cm"/>
          <chart:axis chart:dimension="x" chart:name="primary-x" chart:style-name="ch5">
            <chart:title svg:x="9.7cm" svg:y="11.857cm" chart:style-name="ch6">
              <text:p>Kąt obrotu [°]</text:p>
            </chart:title>
          </chart:axis>
          <chart:axis chart:dimension="y" chart:name="primary-y" chart:style-name="ch5">
            <chart:title svg:x="0.854cm" svg:y="8.776cm" chart:style-name="ch7">
              <text:p>Moc unormowana [µW]</text:p>
            </chart:title>
            <chart:grid chart:style-name="ch8" chart:class="major"/>
          </chart:axis>
          <chart:series chart:style-name="ch9" chart:values-cell-range-address="Sheet1.F2:Sheet1.F20" chart:label-cell-address="Sheet1.F1:Sheet1.F1" chart:class="chart:scatter">
            <chart:domain table:cell-range-address="Sheet1.A2:Sheet1.A20"/>
            <chart:data-point chart:repeated="19"/>
          </chart:series>
          <chart:series chart:style-name="ch10" chart:values-cell-range-address="Sheet1.G2:Sheet1.G20" chart:label-cell-address="Sheet1.G1:Sheet1.G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oc unormowana (nadzwyczajna) [µW]</text:p>
                <draw:g>
                  <svg:desc>Sheet1.F1:Sheet1.F1</svg:desc>
                </draw:g>
              </table:table-cell>
              <table:table-cell office:value-type="string">
                <text:p>Moc unormowana (zwyczajna) [µW]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Sheet1.A2:Sheet1.A20</svg:desc>
                </draw:g>
              </table:table-cell>
              <table:table-cell office:value-type="float" office:value="0.0364154969072442">
                <text:p>0.0364154969072442</text:p>
                <draw:g>
                  <svg:desc>Sheet1.F2:Sheet1.F20</svg:desc>
                </draw:g>
              </table:table-cell>
              <table:table-cell office:value-type="float" office:value="0.963584503092756">
                <text:p>0.963584503092756</text:p>
                <draw:g>
                  <svg:desc>Sheet1.G2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  <table:table-cell office:value-type="float" office:value="0.109308035374022">
                <text:p>0.109308035374022</text:p>
              </table:table-cell>
              <table:table-cell office:value-type="float" office:value="0.890691964625978">
                <text:p>0.890691964625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232292699402788">
                <text:p>0.232292699402788</text:p>
              </table:table-cell>
              <table:table-cell office:value-type="float" office:value="0.767707300597212">
                <text:p>0.767707300597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">
                <text:p>210</text:p>
              </table:table-cell>
              <table:table-cell office:value-type="float" office:value="0.311862619587202">
                <text:p>0.311862619587202</text:p>
              </table:table-cell>
              <table:table-cell office:value-type="float" office:value="0.688137380412798">
                <text:p>0.688137380412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0.432940023546698">
                <text:p>0.432940023546698</text:p>
              </table:table-cell>
              <table:table-cell office:value-type="float" office:value="0.567059976453302">
                <text:p>0.567059976453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0.541431899254611">
                <text:p>0.541431899254611</text:p>
              </table:table-cell>
              <table:table-cell office:value-type="float" office:value="0.458568100745389">
                <text:p>0.458568100745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0.674603979594001">
                <text:p>0.674603979594001</text:p>
              </table:table-cell>
              <table:table-cell office:value-type="float" office:value="0.325396020405999">
                <text:p>0.325396020405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0.800644036960852">
                <text:p>0.800644036960852</text:p>
              </table:table-cell>
              <table:table-cell office:value-type="float" office:value="0.199355963039148">
                <text:p>0.199355963039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0.91804545672635">
                <text:p>0.91804545672635</text:p>
              </table:table-cell>
              <table:table-cell office:value-type="float" office:value="0.0819545432736498">
                <text:p>0.0819545432736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0.959790320470381">
                <text:p>0.959790320470381</text:p>
              </table:table-cell>
              <table:table-cell office:value-type="float" office:value="0.040209679529619">
                <text:p>0.040209679529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0.888550987677092">
                <text:p>0.888550987677092</text:p>
              </table:table-cell>
              <table:table-cell office:value-type="float" office:value="0.111449012322908">
                <text:p>0.111449012322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">
                <text:p>290</text:p>
              </table:table-cell>
              <table:table-cell office:value-type="float" office:value="0.745410673137071">
                <text:p>0.745410673137071</text:p>
              </table:table-cell>
              <table:table-cell office:value-type="float" office:value="0.254589326862929">
                <text:p>0.254589326862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627519949392752">
                <text:p>0.627519949392752</text:p>
              </table:table-cell>
              <table:table-cell office:value-type="float" office:value="0.372480050607249">
                <text:p>0.372480050607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0.5517821318235">
                <text:p>0.5517821318235</text:p>
              </table:table-cell>
              <table:table-cell office:value-type="float" office:value="0.4482178681765">
                <text:p>0.4482178681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">
                <text:p>320</text:p>
              </table:table-cell>
              <table:table-cell office:value-type="float" office:value="0.427790534890133">
                <text:p>0.427790534890133</text:p>
              </table:table-cell>
              <table:table-cell office:value-type="float" office:value="0.572209465109867">
                <text:p>0.572209465109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  <table:table-cell office:value-type="float" office:value="0.298421868623064">
                <text:p>0.298421868623064</text:p>
              </table:table-cell>
              <table:table-cell office:value-type="float" office:value="0.701578131376936">
                <text:p>0.701578131376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192476061798688">
                <text:p>0.192476061798688</text:p>
              </table:table-cell>
              <table:table-cell office:value-type="float" office:value="0.807523938201312">
                <text:p>0.807523938201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">
                <text:p>350</text:p>
              </table:table-cell>
              <table:table-cell office:value-type="float" office:value="0.0798311553088718">
                <text:p>0.0798311553088718</text:p>
              </table:table-cell>
              <table:table-cell office:value-type="float" office:value="0.920168844691128">
                <text:p>0.920168844691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0343286184005351">
                <text:p>0.0343286184005351</text:p>
              </table:table-cell>
              <table:table-cell office:value-type="float" office:value="0.965671381599465">
                <text:p>0.965671381599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82cm" svg:height="11.79cm" xlink:href=".." xlink:type="simple" chart:class="chart:scatter" chart:style-name="ch1">
        <chart:legend chart:legend-position="end" svg:x="19.286cm" svg:y="5.321cm" style:legend-expansion="high" chart:style-name="ch2"/>
        <chart:plot-area chart:style-name="ch3" table:cell-range-address="Sheet1.A1:Sheet1.A20 Sheet1.H1:Sheet1.I20" chart:data-source-has-labels="row" svg:x="0.866cm" svg:y="1.075cm" svg:width="18.443cm" svg:height="9.328cm">
          <chartooo:coordinate-region svg:x="1.593cm" svg:y="1.288cm" svg:width="17.436cm" svg:height="8.442cm"/>
          <chart:axis chart:dimension="x" chart:name="primary-x" chart:style-name="ch4">
            <chart:title svg:x="8.82cm" svg:y="10.638cm" chart:style-name="ch5">
              <text:p>Kąt obrotu [°]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H2:Sheet1.H20" chart:label-cell-address="Sheet1.H1:Sheet1.H1" chart:class="chart:scatter">
            <chart:domain table:cell-range-address="Sheet1.A2:Sheet1.A20"/>
            <chart:data-point chart:repeated="19"/>
          </chart:series>
          <chart:series chart:style-name="ch8" chart:values-cell-range-address="Sheet1.I2:Sheet1.I20" chart:label-cell-address="Sheet1.I1:Sheet1.I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S</text:p>
                <draw:g>
                  <svg:desc>Sheet1.H1:Sheet1.H1</svg:desc>
                </draw:g>
              </table:table-cell>
              <table:table-cell office:value-type="string">
                <text:p>SI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Sheet1.A2:Sheet1.A20</svg:desc>
                </draw:g>
              </table:table-cell>
              <table:table-cell office:value-type="float" office:value="1">
                <text:p>1</text:p>
                <draw:g>
                  <svg:desc>Sheet1.H2:Sheet1.H20</svg:desc>
                </draw:g>
              </table:table-cell>
              <table:table-cell office:value-type="float" office:value="1.49975978266186E-032">
                <text:p>1.49975978266186E-032</text:p>
                <draw:g>
                  <svg:desc>Sheet1.I2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  <table:table-cell office:value-type="float" office:value="0.969846310392954">
                <text:p>0.969846310392954</text:p>
              </table:table-cell>
              <table:table-cell office:value-type="float" office:value="0.0301536896070458">
                <text:p>0.0301536896070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883022221559489">
                <text:p>0.883022221559489</text:p>
              </table:table-cell>
              <table:table-cell office:value-type="float" office:value="0.116977778440511">
                <text:p>0.116977778440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">
                <text:p>210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0.586824088833465">
                <text:p>0.586824088833465</text:p>
              </table:table-cell>
              <table:table-cell office:value-type="float" office:value="0.413175911166535">
                <text:p>0.413175911166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0.413175911166535">
                <text:p>0.413175911166535</text:p>
              </table:table-cell>
              <table:table-cell office:value-type="float" office:value="0.586824088833465">
                <text:p>0.586824088833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0.116977778440511">
                <text:p>0.116977778440511</text:p>
              </table:table-cell>
              <table:table-cell office:value-type="float" office:value="0.883022221559489">
                <text:p>0.883022221559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0.0301536896070458">
                <text:p>0.0301536896070458</text:p>
              </table:table-cell>
              <table:table-cell office:value-type="float" office:value="0.969846310392954">
                <text:p>0.969846310392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3.37445951098918E-032">
                <text:p>3.37445951098918E-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0.0301536896070457">
                <text:p>0.0301536896070457</text:p>
              </table:table-cell>
              <table:table-cell office:value-type="float" office:value="0.969846310392954">
                <text:p>0.96984631039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">
                <text:p>290</text:p>
              </table:table-cell>
              <table:table-cell office:value-type="float" office:value="0.116977778440511">
                <text:p>0.116977778440511</text:p>
              </table:table-cell>
              <table:table-cell office:value-type="float" office:value="0.883022221559489">
                <text:p>0.883022221559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0.413175911166535">
                <text:p>0.413175911166535</text:p>
              </table:table-cell>
              <table:table-cell office:value-type="float" office:value="0.586824088833465">
                <text:p>0.586824088833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">
                <text:p>320</text:p>
              </table:table-cell>
              <table:table-cell office:value-type="float" office:value="0.586824088833465">
                <text:p>0.586824088833465</text:p>
              </table:table-cell>
              <table:table-cell office:value-type="float" office:value="0.413175911166535">
                <text:p>0.41317591116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883022221559489">
                <text:p>0.883022221559489</text:p>
              </table:table-cell>
              <table:table-cell office:value-type="float" office:value="0.116977778440511">
                <text:p>0.116977778440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">
                <text:p>350</text:p>
              </table:table-cell>
              <table:table-cell office:value-type="float" office:value="0.969846310392954">
                <text:p>0.969846310392954</text:p>
              </table:table-cell>
              <table:table-cell office:value-type="float" office:value="0.0301536896070458">
                <text:p>0.0301536896070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5.99903913064743E-032">
                <text:p>5.99903913064743E-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